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2" style:family="graphic" style:parent-style-name="standard">
      <style:graphic-properties svg:stroke-width="0cm" svg:stroke-color="#000000" draw:marker-start-width="0.2cm" draw:marker-end-width="0.2cm" draw:fill-color="#dddddd" draw:textarea-horizontal-align="justify" draw:textarea-vertical-align="middle" draw:auto-grow-height="false" fo:min-height="3.462cm" fo:min-width="3.98cm" fo:padding-top="0cm" fo:padding-bottom="0cm" fo:padding-left="0cm" fo:padding-right="0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805cm" fo:padding-top="0.009cm" fo:padding-bottom="0.009cm" fo:padding-left="0.009cm" fo:padding-right="0.009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1.40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38cm" fo:min-width="4.975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6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775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6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5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7" style:family="graphic" style:parent-style-name="objectwithoutfill">
      <style:graphic-properties svg:stroke-color="#000000" draw:fill="solid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9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0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1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4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32cm" fo:padding-top="0.009cm" fo:padding-bottom="0.009cm" fo:padding-left="0.009cm" fo:padding-right="0.009cm"/>
      <style:paragraph-properties style:writing-mode="lr-tb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43cm" fo:min-width="1.159cm" fo:padding-top="0.009cm" fo:padding-bottom="0.009cm" fo:padding-left="0.009cm" fo:padding-right="0.009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0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2" style:family="graphic" style:parent-style-name="standard">
      <style:graphic-properties draw:stroke="none" draw:fill="none" draw:fill-color="#ffffff" fo:min-height="0.383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38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-color="#dddddd"/>
      <style:paragraph-properties fo:text-align="center"/>
      <style:text-properties fo:text-shadow="1pt 1pt" fo:background-color="transparent"/>
    </style:style>
    <style:style style:name="P3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4" style:family="paragraph">
      <loext:graphic-properties draw:fill="none"/>
      <style:paragraph-properties fo:text-align="center"/>
      <style:text-properties fo:background-color="transparent"/>
    </style:style>
    <style:style style:name="P5" style:family="paragraph">
      <style:paragraph-properties fo:text-align="start" style:writing-mode="lr-tb"/>
      <style:text-properties fo:background-color="transparen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7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8" style:family="paragraph">
      <loext:graphic-properties draw:fill="solid" draw:fill-color="#b2b2b2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12" style:family="paragraph">
      <style:text-properties fo:background-color="transparent"/>
    </style:style>
    <style:style style:name="P13" style:family="paragraph">
      <loext:graphic-properties draw:fill="none" draw:fill-color="#ffffff"/>
      <style:paragraph-properties style:writing-mode="lr-tb"/>
      <style:text-properties fo:font-size="6pt" fo:text-shadow="1pt 1pt" fo:font-weight="normal" fo:background-color="transparent" style:font-size-asian="6pt" style:font-size-complex="6pt"/>
    </style:style>
    <style:style style:name="P14" style:family="paragraph">
      <loext:graphic-properties draw:fill="none"/>
      <style:paragraph-properties fo:text-align="center"/>
      <style:text-properties fo:font-weight="normal" fo:background-color="transparent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6pt" fo:font-weight="normal" fo:background-color="transparent" style:font-size-asian="6pt" style:font-size-complex="6pt"/>
    </style:style>
    <style:style style:name="P16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weight-asian="bold" style:font-size-complex="6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font-size="6pt" fo:text-shadow="1pt 1pt" fo:font-weight="normal" fo:background-color="transparent" style:font-size-asian="6pt" style:font-weight-asian="bold" style:font-size-complex="6pt" style:font-weight-complex="bold"/>
    </style:style>
    <style:style style:name="P18" style:family="paragraph"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9" style:family="paragraph">
      <loext:graphic-properties draw:fill="solid" draw:fill-color="#b2b2b2"/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P22" style:family="paragraph">
      <style:paragraph-properties fo:text-align="center" style:writing-mode="lr-tb"/>
      <style:text-properties style:font-name="Liberation Serif" fo:font-size="4pt" fo:background-color="transparent"/>
    </style:style>
    <style:style style:name="P23" style:family="paragraph">
      <loext:graphic-properties draw:fill-color="#b2b2b2"/>
      <style:paragraph-properties fo:text-align="center" style:writing-mode="lr-tb"/>
      <style:text-properties style:font-name="Liberation Serif" fo:font-size="4pt" fo:background-color="transparent"/>
    </style:style>
    <style:style style:name="P24" style:family="paragraph">
      <loext:graphic-properties draw:fill-color="#999999"/>
      <style:paragraph-properties fo:text-align="center" style:writing-mode="lr-tb"/>
      <style:text-properties style:font-name="Liberation Serif" fo:font-size="4pt" fo:background-color="transparent"/>
    </style:style>
    <style:style style:name="P25" style:family="paragraph">
      <loext:graphic-properties draw:fill-color="#d0d0d0"/>
      <style:paragraph-properties fo:text-align="center" style:writing-mode="lr-tb"/>
      <style:text-properties style:font-name="Liberation Serif" fo:font-size="4pt" fo:background-color="transparent"/>
    </style:style>
    <style:style style:name="P26" style:family="paragraph">
      <loext:graphic-properties draw:fill="solid"/>
      <style:paragraph-properties fo:text-align="center"/>
      <style:text-properties fo:background-color="transparent"/>
    </style:style>
    <style:style style:name="P27" style:family="paragraph">
      <style:paragraph-properties fo:text-align="start"/>
      <style:text-properties fo:background-color="transparent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Liberation Serif" fo:font-size="6pt" fo:background-color="transparent" style:font-size-asian="6pt" style:font-size-complex="6pt"/>
    </style:style>
    <style:style style:name="P29" style:family="paragraph">
      <loext:graphic-properties draw:fill="none" draw:fill-color="#ffffff"/>
      <style:paragraph-properties style:writing-mode="lr-tb"/>
      <style:text-properties style:font-name="Liberation Serif" fo:font-size="6pt" fo:background-color="transparent" style:font-size-asian="6pt" style:font-size-complex="6pt"/>
    </style:style>
    <style:style style:name="P30" style:family="paragraph">
      <loext:graphic-properties draw:fill="solid"/>
      <style:paragraph-properties fo:text-align="center"/>
      <style:text-properties fo:font-size="4pt" fo:background-color="transparent"/>
    </style:style>
    <style:style style:name="P31" style:family="paragraph">
      <style:paragraph-properties fo:text-align="end"/>
      <style:text-properties fo:background-color="transparent"/>
    </style:style>
    <style:style style:name="P32" style:family="paragraph">
      <loext:graphic-properties draw:fill="none" draw:fill-color="#ffffff"/>
      <style:paragraph-properties fo:text-align="end" style:writing-mode="lr-tb"/>
      <style:text-properties style:font-name="Liberation Serif" fo:font-size="6pt" fo:background-color="transparent" style:font-size-asian="6pt" style:font-size-complex="6pt"/>
    </style:style>
    <style:style style:name="P33" style:family="paragraph">
      <loext:graphic-properties draw:fill="none" draw:opacity="100%"/>
      <style:paragraph-properties fo:text-align="center"/>
      <style:text-properties fo:background-color="transparent"/>
    </style:style>
    <style:style style:name="P34" style:family="paragraph">
      <loext:graphic-properties draw:fill="solid" draw:fill-color="#b2b2b2"/>
      <style:paragraph-properties fo:text-align="center"/>
      <style:text-properties fo:text-shadow="1pt 1pt" fo:font-weight="normal" fo:background-color="transparent"/>
    </style:style>
    <style:style style:name="P35" style:family="paragraph">
      <loext:graphic-properties draw:fill="none"/>
      <style:paragraph-properties fo:text-align="start" style:writing-mode="lr-tb"/>
      <style:text-properties style:font-name="Liberation Serif" fo:font-size="6pt" fo:font-weight="bold" fo:background-color="transparent" style:font-size-asian="6pt" style:font-size-complex="6pt"/>
    </style:style>
    <style:style style:name="P36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37" style:family="paragraph">
      <loext:graphic-properties draw:fill="none" draw:fill-color="#ffffff"/>
      <style:paragraph-properties style:writing-mode="lr-tb"/>
      <style:text-properties fo:font-weight="bold" fo:background-color="transparent" style:font-weight-asian="bold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style:style style:name="T1" style:family="text">
      <style:text-properties fo:color="#000000" style:font-name="Liberation Serif" fo:font-size="6pt" fo:text-shadow="1pt 1pt" fo:font-weight="normal" style:font-size-asian="6pt" style:font-name-complex="DejaVuSans1" style:font-size-complex="6pt"/>
    </style:style>
    <style:style style:name="T2" style:family="text">
      <style:text-properties fo:font-size="6pt" fo:text-shadow="1pt 1pt" fo:font-weight="normal" style:font-size-asian="6pt" style:font-size-complex="6pt"/>
    </style:style>
    <style:style style:name="T3" style:family="text">
      <style:text-properties fo:font-size="8pt" fo:text-shadow="1pt 1pt" fo:font-weight="normal" style:font-size-asian="6pt" style:font-size-complex="6pt"/>
    </style:style>
    <style:style style:name="T4" style:family="text">
      <style:text-properties fo:color="#000000" style:font-name="Liberation Serif" fo:font-size="6pt" fo:font-weight="normal" style:font-size-asian="6pt" style:font-name-complex="DejaVuSans1" style:font-size-complex="6pt"/>
    </style:style>
    <style:style style:name="T5" style:family="text">
      <style:text-properties fo:font-size="6pt" fo:text-shadow="1pt 1pt" fo:font-weight="normal" style:font-size-asian="6pt" style:font-weight-asian="bold" style:font-size-complex="6pt" style:font-weight-complex="bold"/>
    </style:style>
    <style:style style:name="T6" style:family="text">
      <style:text-properties style:text-position="-33% 58%" fo:font-size="6pt" fo:text-shadow="1pt 1pt" fo:font-weight="normal" style:font-size-asian="6pt" style:font-weight-asian="bold" style:font-size-complex="6pt" style:font-weight-complex="bold"/>
    </style:style>
    <style:style style:name="T7" style:family="text">
      <style:text-properties fo:color="#000000" fo:font-size="6pt" fo:text-shadow="1pt 1pt" fo:font-weight="normal" style:font-size-asian="6pt" style:font-weight-asian="bold" style:font-size-complex="6pt" style:font-weight-complex="bold"/>
    </style:style>
    <style:style style:name="T8" style:family="text">
      <style:text-properties fo:color="#000000" style:text-position="-33% 58%" fo:font-size="6pt" fo:text-shadow="1pt 1pt" fo:font-weight="normal" style:font-size-asian="6pt" style:font-weight-asian="bold" style:font-size-complex="6pt" style:font-weight-complex="bold"/>
    </style:style>
    <style:style style:name="T9" style:family="text">
      <style:text-properties fo:color="#000000" fo:font-size="6pt" fo:text-shadow="1pt 1pt" fo:font-weight="normal" style:font-size-asian="6pt" style:font-size-complex="6pt"/>
    </style:style>
    <style:style style:name="T10" style:family="text">
      <style:text-properties style:font-name="Liberation Serif" fo:font-size="6pt" fo:text-shadow="1pt 1pt" fo:font-weight="normal" style:font-size-asian="6pt" style:font-weight-asian="bold" style:font-size-complex="6pt" style:font-weight-complex="bold"/>
    </style:style>
    <style:style style:name="T11" style:family="text">
      <style:text-properties style:font-name="Liberation Serif" fo:font-size="8pt" fo:text-shadow="1pt 1pt" fo:font-weight="bold" style:font-size-asian="8pt" style:font-weight-asian="bold" style:font-size-complex="8pt" style:font-weight-complex="bold"/>
    </style:style>
    <style:style style:name="T12" style:family="text">
      <style:text-properties fo:color="#2a6099" style:text-position="-33% 58%" fo:font-size="6pt" fo:text-shadow="1pt 1pt" fo:font-weight="normal" style:font-size-asian="6pt" style:font-weight-asian="bold" style:font-size-complex="6pt" style:font-weight-complex="bold"/>
    </style:style>
    <style:style style:name="T13" style:family="text">
      <style:text-properties fo:color="#000000" style:text-position="-33% 58%" fo:font-size="6pt" fo:text-shadow="1pt 1pt" fo:font-weight="normal" style:font-size-asian="6pt" style:font-size-complex="6pt"/>
    </style:style>
    <style:style style:name="T14" style:family="text">
      <style:text-properties style:font-name="Liberation Serif" fo:font-size="4pt"/>
    </style:style>
    <style:style style:name="T15" style:family="text">
      <style:text-properties style:font-name="Liberation Serif" fo:font-size="6pt" style:font-size-asian="6pt" style:font-size-complex="6pt"/>
    </style:style>
    <style:style style:name="T16" style:family="text">
      <style:text-properties fo:color="#000000" style:font-name="Liberation Serif" fo:font-size="6pt" fo:font-weight="bold" style:font-size-asian="6pt" style:font-name-complex="DejaVuSans1" style:font-size-complex="6pt"/>
    </style:style>
    <style:style style:name="T17" style:family="text">
      <style:text-properties fo:color="#000000" style:text-position="-33% 58%" style:font-name="Liberation Serif" fo:font-size="6pt" fo:font-weight="bold" style:font-size-asian="6pt" style:font-name-complex="DejaVuSans1" style:font-size-complex="6pt"/>
    </style:style>
    <style:style style:name="T18" style:family="text">
      <style:text-properties style:font-name="Liberation Serif" fo:font-size="8pt"/>
    </style:style>
    <style:style style:name="T19" style:family="text">
      <style:text-properties style:font-name="Liberation Serif" fo:font-size="8pt" fo:font-weight="bold" style:font-weight-asian="bold" style:font-weight-complex="bold"/>
    </style:style>
    <style:style style:name="T20" style:family="text">
      <style:text-properties style:font-name="Liberation Serif" fo:font-size="6pt" fo:text-shadow="1pt 1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382cm" svg:height="6.261cm" svg:x="0.381cm" svg:y="3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8cm" svg:height="3.462cm" svg:x="3.429cm" svg:y="5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82cm" svg:height="1.651cm" svg:x="0.381cm" svg:y="10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953cm" svg:y1="7.801cm" svg:x2="4.177cm" svg:y2="7.603cm">
          <text:p/>
        </draw:line>
        <draw:line draw:style-name="gr5" draw:text-style-name="P4" draw:layer="layout" svg:x1="4.071cm" svg:y1="2.778cm" svg:x2="4.071cm" svg:y2="8.187cm">
          <text:p/>
        </draw:line>
        <draw:frame draw:style-name="gr6" draw:text-style-name="P6" draw:layer="layout" svg:width="0.51cm" svg:height="0.314cm" svg:x="4.231cm" svg:y="7.588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5" draw:text-style-name="P3" draw:layer="layout" svg:x1="5.659cm" svg:y1="6.22cm" svg:x2="5.659cm" svg:y2="6.787cm">
          <text:p/>
        </draw:line>
        <draw:line draw:style-name="gr5" draw:text-style-name="P3" draw:layer="layout" svg:x1="6.713cm" svg:y1="6.22cm" svg:x2="6.713cm" svg:y2="6.787cm">
          <text:p/>
        </draw:line>
        <draw:custom-shape draw:style-name="gr7" draw:text-style-name="P8" draw:layer="layout" svg:width="0.805cm" svg:height="0.397cm" svg:x="5.264cm" svg:y="5.82cm">
          <text:p text:style-name="P7"><text:span text:style-name="T2">&gt;</text:span><text:span text:style-name="T2">&gt;</text:span><text:span text:style-name="T2"> 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007cm" svg:y1="7.039cm" svg:x2="8.357cm" svg:y2="7.039cm">
          <text:p/>
        </draw:line>
        <draw:line draw:style-name="gr4" draw:text-style-name="P3" draw:layer="layout" svg:x1="6.065cm" svg:y1="7.8cm" svg:x2="6.289cm" svg:y2="7.602cm">
          <text:p/>
        </draw:line>
        <draw:line draw:style-name="gr5" draw:text-style-name="P3" draw:layer="layout" svg:x1="6.183cm" svg:y1="7.315cm" svg:x2="6.183cm" svg:y2="8.186cm">
          <text:p/>
        </draw:line>
        <draw:frame draw:style-name="gr6" draw:text-style-name="P6" draw:layer="layout" svg:width="0.51cm" svg:height="0.314cm" svg:x="6.343cm" svg:y="7.587cm">
          <draw:text-box>
            <text:p text:style-name="P5"><text:span text:style-name="T1">24-bit</text:span></text:p>
          </draw:text-box>
        </draw:frame>
        <draw:line draw:style-name="gr5" draw:text-style-name="P3" draw:layer="layout" svg:x1="5.66cm" svg:y1="5.226cm" svg:x2="5.66cm" svg:y2="5.821cm">
          <text:p/>
        </draw:line>
        <draw:line draw:style-name="gr8" draw:text-style-name="P3" draw:layer="layout" svg:x1="4.071cm" svg:y1="5.242cm" svg:x2="5.66cm" svg:y2="5.242cm">
          <text:p/>
        </draw:line>
        <draw:line draw:style-name="gr4" draw:text-style-name="P3" draw:layer="layout" svg:x1="3.964cm" svg:y1="5.051cm" svg:x2="4.188cm" svg:y2="4.853cm">
          <text:p/>
        </draw:line>
        <draw:frame draw:style-name="gr9" draw:text-style-name="P6" draw:layer="layout" svg:width="0.51cm" svg:height="0.239cm" svg:x="4.242cm" svg:y="4.832cm">
          <draw:text-box>
            <text:p text:style-name="P5"><text:span text:style-name="T1">24-bit</text:span></text:p>
          </draw:text-box>
        </draw:frame>
        <draw:custom-shape draw:style-name="gr10" draw:text-style-name="P10" draw:layer="layout" svg:width="1.442cm" svg:height="0.388cm" svg:x="1.446cm" svg:y="8.185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.544cm" svg:y1="7.797cm" svg:x2="1.768cm" svg:y2="7.599cm">
          <text:p/>
        </draw:line>
        <draw:line draw:style-name="gr5" draw:text-style-name="P4" draw:layer="layout" svg:x1="1.665cm" svg:y1="2.782cm" svg:x2="1.665cm" svg:y2="8.176cm">
          <text:p/>
        </draw:line>
        <draw:frame draw:style-name="gr11" draw:text-style-name="P6" draw:layer="layout" svg:width="0.473cm" svg:height="0.314cm" svg:x="1.823cm" svg:y="7.578cm">
          <draw:text-box>
            <text:p text:style-name="P5"><text:span text:style-name="T1">8-bit</text:span></text:p>
          </draw:text-box>
        </draw:frame>
        <draw:line draw:style-name="gr4" draw:text-style-name="P3" draw:layer="layout" svg:x1="2.6cm" svg:y1="7.791cm" svg:x2="2.824cm" svg:y2="7.593cm">
          <text:p/>
        </draw:line>
        <draw:line draw:style-name="gr5" draw:text-style-name="P3" draw:layer="layout" svg:x1="2.718cm" svg:y1="3.934cm" svg:x2="2.718cm" svg:y2="8.177cm">
          <text:p/>
        </draw:line>
        <draw:frame draw:style-name="gr11" draw:text-style-name="P6" draw:layer="layout" svg:width="0.473cm" svg:height="0.314cm" svg:x="2.878cm" svg:y="7.578cm">
          <draw:text-box>
            <text:p text:style-name="P5"><text:span text:style-name="T1">4-bit</text:span></text:p>
          </draw:text-box>
        </draw:frame>
        <draw:line draw:style-name="gr4" draw:text-style-name="P3" draw:layer="layout" svg:x1="4.886cm" svg:y1="9.062cm" svg:x2="5.11cm" svg:y2="8.864cm">
          <text:p/>
        </draw:line>
        <draw:line draw:style-name="gr5" draw:text-style-name="P3" draw:layer="layout" svg:x1="5.004cm" svg:y1="8.577cm" svg:x2="5.004cm" svg:y2="9.448cm">
          <text:p/>
        </draw:line>
        <draw:frame draw:style-name="gr6" draw:text-style-name="P6" draw:layer="layout" svg:width="0.51cm" svg:height="0.314cm" svg:x="5.164cm" svg:y="8.849cm">
          <draw:text-box>
            <text:p text:style-name="P5"><text:span text:style-name="T1">24-bit</text:span></text:p>
          </draw:text-box>
        </draw:frame>
        <draw:line draw:style-name="gr4" draw:text-style-name="P3" draw:layer="layout" svg:x1="2.05cm" svg:y1="9.061cm" svg:x2="2.274cm" svg:y2="8.863cm">
          <text:p/>
        </draw:line>
        <draw:line draw:style-name="gr5" draw:text-style-name="P3" draw:layer="layout" svg:x1="2.168cm" svg:y1="8.576cm" svg:x2="2.168cm" svg:y2="9.447cm">
          <text:p/>
        </draw:line>
        <draw:frame draw:style-name="gr12" draw:text-style-name="P6" draw:layer="layout" svg:width="0.45cm" svg:height="0.314cm" svg:x="2.328cm" svg:y="8.848cm">
          <draw:text-box>
            <text:p text:style-name="P5"><text:span text:style-name="T1">8-bit</text:span></text:p>
          </draw:text-box>
        </draw:frame>
        <draw:custom-shape draw:style-name="gr13" draw:text-style-name="P11" draw:layer="layout" svg:width="5.009cm" svg:height="0.372cm" svg:x="1.441cm" svg:y="9.454cm">
          <text:p text:style-name="P7"><text:span text:style-name="T2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0.998cm" svg:height="0.239cm" svg:x="5.161cm" svg:y="9.191cm">
          <draw:text-box>
            <text:p text:style-name="P12"><text:span text:style-name="T2">mantissa</text:span></text:p>
          </draw:text-box>
        </draw:frame>
        <draw:frame draw:style-name="gr15" draw:text-style-name="P13" draw:layer="layout" svg:width="0.927cm" svg:height="0.477cm" svg:x="2.324cm" svg:y="9.192cm">
          <draw:text-box>
            <text:p text:style-name="P12"><text:span text:style-name="T2">exponent</text:span></text:p>
          </draw:text-box>
        </draw:frame>
        <draw:line draw:style-name="gr4" draw:text-style-name="P3" draw:layer="layout" svg:x1="2.245cm" svg:y1="11.302cm" svg:x2="2.469cm" svg:y2="11.104cm">
          <text:p/>
        </draw:line>
        <draw:line draw:style-name="gr5" draw:text-style-name="P3" draw:layer="layout" svg:x1="2.363cm" svg:y1="10.719cm" svg:x2="2.363cm" svg:y2="11.688cm">
          <text:p/>
        </draw:line>
        <draw:frame draw:style-name="gr6" draw:text-style-name="P6" draw:layer="layout" svg:width="0.51cm" svg:height="0.314cm" svg:x="2.523cm" svg:y="11.089cm">
          <draw:text-box>
            <text:p text:style-name="P5"><text:span text:style-name="T1">64-bit</text:span></text:p>
          </draw:text-box>
        </draw:frame>
        <draw:line draw:style-name="gr4" draw:text-style-name="P3" draw:layer="layout" svg:x1="4.965cm" svg:y1="11.292cm" svg:x2="5.189cm" svg:y2="11.094cm">
          <text:p/>
        </draw:line>
        <draw:frame draw:style-name="gr6" draw:text-style-name="P6" draw:layer="layout" svg:width="0.51cm" svg:height="0.314cm" svg:x="5.243cm" svg:y="11.079cm">
          <draw:text-box>
            <text:p text:style-name="P5"><text:span text:style-name="T1">64-bit</text:span></text:p>
          </draw:text-box>
        </draw:frame>
        <draw:custom-shape draw:style-name="gr13" draw:text-style-name="P10" draw:layer="layout" svg:width="5.009cm" svg:height="0.372cm" svg:x="1.244cm" svg:y="11.694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4" draw:layer="layout" svg:x1="3.628cm" svg:y1="13.163cm" svg:x2="3.852cm" svg:y2="12.965cm">
          <text:p/>
        </draw:line>
        <draw:line draw:style-name="gr5" draw:text-style-name="P14" draw:layer="layout" svg:x1="3.746cm" svg:y1="12.066cm" svg:x2="3.746cm" svg:y2="13.549cm">
          <text:p/>
        </draw:line>
        <draw:frame draw:style-name="gr6" draw:text-style-name="P15" draw:layer="layout" svg:width="0.51cm" svg:height="0.314cm" svg:x="3.906cm" svg:y="12.95cm">
          <draw:text-box>
            <text:p text:style-name="P5"><text:span text:style-name="T4">64-bit</text:span></text:p>
          </draw:text-box>
        </draw:frame>
        <draw:custom-shape draw:style-name="gr16" draw:text-style-name="P17" draw:layer="layout" svg:width="1.452cm" svg:height="0.397cm" svg:x="1.636cm" svg:y="10.322cm">
          <text:p text:style-name="P16"><text:span text:style-name="T5">Accumulator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5.083cm" svg:y1="9.826cm" svg:x2="5.083cm" svg:y2="11.69cm">
          <text:p/>
        </draw:line>
        <draw:line draw:style-name="gr17" draw:text-style-name="P3" draw:layer="layout" svg:x1="6.267cm" svg:y1="11.877cm" svg:x2="6.887cm" svg:y2="11.877cm">
          <text:p/>
        </draw:line>
        <draw:custom-shape draw:style-name="gr18" draw:text-style-name="P19" draw:layer="layout" svg:width="0.802cm" svg:height="0.397cm" svg:x="6.887cm" svg:y="11.683cm">
          <text:p text:style-name="P18"><text:span text:style-name="T7">S</text:span><text:span text:style-name="T8">H</text:span><text:span text:style-name="T9"> ⊕ </text:span><text:span text:style-name="T7">S</text:span><text:span text:style-name="T8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0" draw:layer="layout" svg:width="0.466cm" svg:height="0.324cm" svg:x="6.563cm" svg:y="11.63cm">
          <draw:text-box>
            <text:p text:style-name="P12"><text:span text:style-name="T10">-/+</text:span></text:p>
          </draw:text-box>
        </draw:frame>
        <draw:frame draw:style-name="gr20" draw:text-style-name="P21" draw:layer="layout" svg:width="1.469cm" svg:height="0.314cm" svg:x="5.263cm" svg:y="4.462cm">
          <draw:text-box>
            <text:p text:style-name="P12"><text:span text:style-name="T11">a) Multiply</text:span></text:p>
          </draw:text-box>
        </draw:frame>
        <draw:custom-shape draw:style-name="gr21" draw:text-style-name="P8" draw:layer="layout" svg:width="0.775cm" svg:height="0.397cm" svg:x="1.306cm" svg:y="6.91cm">
          <text:p text:style-name="P7"><text:span text:style-name="T7">E</text:span><text:span text:style-name="T8">H</text:span><text:span text:style-name="T12"> </text:span><text:span text:style-name="T2">-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0.667cm" svg:height="0.397cm" svg:x="2.395cm" svg:y="6.911cm">
          <text:p text:style-name="P18"><text:span text:style-name="T7">E</text:span><text:span text:style-name="T8">F</text:span><text:span text:style-name="T13"> </text:span><text:span text:style-name="T9">-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7.672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7.827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7.982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8.137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8.292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draw:layer="layout" svg:x1="7.591cm" svg:y1="2.498cm" svg:x2="7.591cm" svg:y2="11.683cm">
          <text:p/>
        </draw:line>
        <draw:custom-shape draw:style-name="gr26" draw:text-style-name="P25" draw:layer="layout" svg:width="0.154cm" svg:height="0.381cm" svg:x="7.517cm" svg:y="2.117cm">
          <text:p text:style-name="P22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6" draw:layer="layout" svg:x1="7.671cm" svg:y1="1.939cm" svg:x2="7.671cm" svg:y2="2.116cm">
          <text:p/>
        </draw:line>
        <draw:line draw:style-name="gr27" draw:text-style-name="P26" draw:layer="layout" svg:x1="8.293cm" svg:y1="1.94cm" svg:x2="8.293cm" svg:y2="2.117cm">
          <text:p/>
        </draw:line>
        <draw:line draw:style-name="gr27" draw:text-style-name="P26" draw:layer="layout" svg:x1="8.446cm" svg:y1="1.939cm" svg:x2="8.446cm" svg:y2="2.116cm">
          <text:p/>
        </draw:line>
        <draw:line draw:style-name="gr27" draw:text-style-name="P26" draw:layer="layout" svg:x1="7.671cm" svg:y1="1.939cm" svg:x2="8.446cm" svg:y2="1.939cm">
          <text:p/>
        </draw:line>
        <draw:frame draw:style-name="gr28" draw:text-style-name="P28" draw:layer="layout" svg:width="0.508cm" svg:height="0.627cm" svg:x="7.738cm" svg:y="1.658cm">
          <draw:text-box>
            <text:p text:style-name="P27"><text:span text:style-name="T15">4-bit</text:span></text:p>
          </draw:text-box>
        </draw:frame>
        <draw:frame draw:style-name="gr28" draw:text-style-name="P29" draw:layer="layout" svg:width="0.483cm" svg:height="0.627cm" svg:x="8.447cm" svg:y="1.659cm">
          <draw:text-box>
            <text:p text:style-name="P12"><text:span text:style-name="T15">1-bit</text:span></text:p>
          </draw:text-box>
        </draw:frame>
        <draw:custom-shape draw:style-name="gr29" draw:text-style-name="P25" draw:layer="layout" svg:width="0.155cm" svg:height="0.381cm" svg:x="0.899cm" svg:y="2.117cm">
          <text:p text:style-name="P22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3" draw:layer="layout" svg:width="0.154cm" svg:height="0.381cm" svg:x="1.054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1.208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1.363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3" draw:layer="layout" svg:width="0.154cm" svg:height="0.381cm" svg:x="1.518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1.673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1.828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1.983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155cm" svg:height="0.381cm" svg:x="2.138cm" svg:y="2.117cm">
          <text:p text:style-name="P22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2.293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2.447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2.602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2.757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2.912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3.067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3.222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3.376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3.529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3.684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4" draw:layer="layout" svg:width="0.156cm" svg:height="0.381cm" svg:x="3.838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3.994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4.149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4.303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4.458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4" draw:layer="layout" svg:width="0.156cm" svg:height="0.381cm" svg:x="4.612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4.767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4.922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5.077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4" draw:layer="layout" svg:width="0.156cm" svg:height="0.381cm" svg:x="5.231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5.387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0.154cm" svg:height="0.381cm" svg:x="5.542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4" draw:layer="layout" svg:width="0.155cm" svg:height="0.381cm" svg:x="5.696cm" svg:y="2.117cm">
          <text:p text:style-name="P22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30" draw:layer="layout" svg:x1="1.054cm" svg:y1="1.939cm" svg:x2="1.054cm" svg:y2="2.116cm">
          <text:p/>
        </draw:line>
        <draw:line draw:style-name="gr27" draw:text-style-name="P30" draw:layer="layout" svg:x1="2.294cm" svg:y1="1.94cm" svg:x2="2.294cm" svg:y2="2.117cm">
          <text:p/>
        </draw:line>
        <draw:line draw:style-name="gr27" draw:text-style-name="P30" draw:layer="layout" svg:x1="5.85cm" svg:y1="1.939cm" svg:x2="5.85cm" svg:y2="2.116cm">
          <text:p/>
        </draw:line>
        <draw:line draw:style-name="gr27" draw:text-style-name="P30" draw:layer="layout" svg:x1="1.052cm" svg:y1="1.939cm" svg:x2="5.85cm" svg:y2="1.939cm">
          <text:p/>
        </draw:line>
        <draw:frame draw:style-name="gr28" draw:text-style-name="P32" draw:layer="layout" svg:width="0.477cm" svg:height="0.627cm" svg:x="1.737cm" svg:y="1.658cm">
          <draw:text-box>
            <text:p text:style-name="P31"><text:span text:style-name="T15">8-bit</text:span></text:p>
          </draw:text-box>
        </draw:frame>
        <draw:frame draw:style-name="gr28" draw:text-style-name="P29" draw:layer="layout" svg:width="0.684cm" svg:height="0.627cm" svg:x="2.447cm" svg:y="1.659cm">
          <draw:text-box>
            <text:p text:style-name="P12"><text:span text:style-name="T15">23-bit</text:span></text:p>
          </draw:text-box>
        </draw:frame>
        <draw:frame draw:style-name="gr33" draw:text-style-name="P29" draw:layer="layout" svg:width="2.667cm" svg:height="0.627cm" svg:x="0.762cm" svg:y="1.293cm">
          <draw:text-box>
            <text:p text:style-name="P12"><text:span text:style-name="T15">Sign <text:s text:c="3"/>Exponent <text:s text:c="3"/>Mantissa</text:span></text:p>
          </draw:text-box>
        </draw:frame>
        <draw:line draw:style-name="gr27" draw:text-style-name="P30" draw:layer="layout" svg:x1="0.978cm" svg:y1="1.612cm" svg:x2="0.978cm" svg:y2="2.117cm">
          <text:p/>
        </draw:line>
        <draw:custom-shape draw:style-name="gr34" draw:text-style-name="P33" draw:layer="layout" svg:width="0.254cm" svg:height="3.552cm" draw:transform="rotate (1.5707963267949) translate (2.292cm 2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4" draw:layer="layout" svg:x1="8.357cm" svg:y1="2.498cm" svg:x2="8.357cm" svg:y2="7.055cm">
          <text:p/>
        </draw:line>
        <draw:custom-shape draw:style-name="gr35" draw:text-style-name="P33" draw:layer="layout" svg:width="0.254cm" svg:height="0.614cm" draw:transform="rotate (1.5707963267949) translate (7.674cm 2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8" draw:layer="layout" svg:width="0.632cm" svg:height="0.397cm" svg:x="3.761cm" svg:y="4.261cm">
          <text:p text:style-name="P7"><text:span text:style-name="T2">1.</text:span><text:span text:style-name="T7">M</text:span><text:span text:style-name="T8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3" draw:layer="layout" svg:width="0.262cm" svg:height="1.232cm" draw:transform="rotate (1.5707963267949) translate (1.054cm 2.78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3" draw:layer="layout" svg:x1="2.712cm" svg:y1="3.942cm" svg:x2="7.981cm" svg:y2="3.942cm">
          <text:p/>
        </draw:line>
        <draw:line draw:style-name="gr8" draw:text-style-name="P4" draw:layer="layout" svg:x1="7.981cm" svg:y1="2.756cm" svg:x2="7.981cm" svg:y2="3.948cm">
          <text:p/>
        </draw:line>
        <draw:frame draw:style-name="gr38" draw:text-style-name="P21" draw:layer="layout" svg:width="2.018cm" svg:height="0.627cm" svg:x="5.264cm" svg:y="12.162cm">
          <draw:text-box>
            <text:p text:style-name="P12"><text:span text:style-name="T11">b) Accumulate</text:span></text:p>
          </draw:text-box>
        </draw:frame>
        <draw:line draw:style-name="gr8" draw:text-style-name="P4" draw:layer="layout" svg:x1="0.971cm" svg:y1="2.498cm" svg:x2="0.971cm" svg:y2="10.157cm">
          <text:p/>
        </draw:line>
        <draw:line draw:style-name="gr8" draw:text-style-name="P3" draw:layer="layout" svg:x1="0.956cm" svg:y1="10.14cm" svg:x2="7.073cm" svg:y2="10.14cm">
          <text:p/>
        </draw:line>
        <draw:line draw:style-name="gr25" draw:text-style-name="P3" draw:layer="layout" svg:x1="7.055cm" svg:y1="10.14cm" svg:x2="7.055cm" svg:y2="11.681cm">
          <text:p/>
        </draw:line>
        <draw:custom-shape draw:style-name="gr22" draw:text-style-name="P8" draw:layer="layout" svg:width="0.667cm" svg:height="0.397cm" svg:x="6.38cm" svg:y="5.821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2.129cm" svg:height="0.495cm" svg:x="5.123cm" svg:y="6.8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0" draw:text-style-name="P6" draw:layer="layout" svg:width="0.108cm" svg:height="0.313cm" svg:x="6.667cm" svg:y="6.892cm">
          <draw:text-box>
            <text:p text:style-name="P5"><text:span text:style-name="T1">0</text:span></text:p>
          </draw:text-box>
        </draw:frame>
        <draw:frame draw:style-name="gr40" draw:text-style-name="P6" draw:layer="layout" svg:width="0.108cm" svg:height="0.313cm" svg:x="5.599cm" svg:y="6.892cm">
          <draw:text-box>
            <text:p text:style-name="P5"><text:span text:style-name="T1">1</text:span></text:p>
          </draw:text-box>
        </draw:frame>
        <draw:custom-shape draw:style-name="gr41" draw:text-style-name="P10" draw:layer="layout" svg:width="2.921cm" svg:height="0.372cm" svg:x="3.556cm" svg:y="8.193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5" draw:layer="layout" svg:width="0.473cm" svg:height="0.314cm" svg:x="1.079cm" svg:y="3.178cm">
          <draw:text-box>
            <text:p text:style-name="P5"><text:span text:style-name="T16">S</text:span><text:span text:style-name="T17">H</text:span></text:p>
          </draw:text-box>
        </draw:frame>
        <draw:frame draw:style-name="gr11" draw:text-style-name="P35" draw:layer="layout" svg:width="0.473cm" svg:height="0.314cm" svg:x="1.738cm" svg:y="3.178cm">
          <draw:text-box>
            <text:p text:style-name="P5"><text:span text:style-name="T16">E</text:span><text:span text:style-name="T17">H</text:span></text:p>
          </draw:text-box>
        </draw:frame>
        <draw:frame draw:style-name="gr11" draw:text-style-name="P35" draw:layer="layout" svg:width="0.473cm" svg:height="0.314cm" svg:x="4.139cm" svg:y="3.178cm">
          <draw:text-box>
            <text:p text:style-name="P5"><text:span text:style-name="T16">M</text:span><text:span text:style-name="T17">H</text:span></text:p>
          </draw:text-box>
        </draw:frame>
        <draw:frame draw:style-name="gr11" draw:text-style-name="P35" draw:layer="layout" svg:width="0.473cm" svg:height="0.314cm" svg:x="7.664cm" svg:y="3.178cm">
          <draw:text-box>
            <text:p text:style-name="P5"><text:span text:style-name="T16">S</text:span><text:span text:style-name="T17">F</text:span></text:p>
          </draw:text-box>
        </draw:frame>
        <draw:frame draw:style-name="gr11" draw:text-style-name="P35" draw:layer="layout" svg:width="0.473cm" svg:height="0.314cm" svg:x="8.051cm" svg:y="3.178cm">
          <draw:text-box>
            <text:p text:style-name="P5"><text:span text:style-name="T16">E</text:span><text:span text:style-name="T17">F</text:span></text:p>
          </draw:text-box>
        </draw:frame>
        <draw:frame draw:style-name="gr11" draw:text-style-name="P35" draw:layer="layout" svg:width="0.473cm" svg:height="0.314cm" svg:x="8.437cm" svg:y="3.178cm">
          <draw:text-box>
            <text:p text:style-name="P5"><text:span text:style-name="T16">M</text:span><text:span text:style-name="T17">F</text:span></text:p>
          </draw:text-box>
        </draw:frame>
        <draw:frame draw:style-name="gr42" draw:text-style-name="P36" draw:layer="layout" svg:width="5.08cm" svg:height="0.383cm" svg:x="0.762cm" svg:y="0.857cm">
          <draw:text-box>
            <text:p text:style-name="P12"><text:span text:style-name="T18">IEEE 754 single-precision <text:s/>floating-point</text:span></text:p>
          </draw:text-box>
        </draw:frame>
        <draw:frame draw:style-name="gr43" draw:text-style-name="P36" draw:layer="layout" svg:width="0.874cm" svg:height="0.382cm" svg:x="7.662cm" svg:y="0.858cm">
          <draw:text-box>
            <text:p text:style-name="P12"><text:span text:style-name="T18">Float6</text:span></text:p>
          </draw:text-box>
        </draw:frame>
        <draw:frame draw:style-name="gr42" draw:text-style-name="P37" draw:layer="layout" svg:width="4.445cm" svg:height="0.383cm" svg:x="0.162cm" svg:y="0.158cm">
          <draw:text-box>
            <text:p text:style-name="P12"><text:span text:style-name="T19">Hybrid-Float6 multiply-accumulate</text:span></text:p>
          </draw:text-box>
        </draw:frame>
        <draw:frame draw:style-name="gr44" draw:text-style-name="P38" draw:layer="layout" svg:width="1.469cm" svg:height="0.477cm" svg:x="4.228cm" svg:y="5.987cm">
          <draw:text-box>
            <text:p text:style-name="P12"><text:span text:style-name="T20">Mantissa</text:span></text:p>
            <text:p text:style-name="P12"><text:span text:style-name="T20">multiplication</text:span></text:p>
          </draw:text-box>
        </draw:frame>
        <draw:custom-shape draw:style-name="gr16" draw:text-style-name="P17" draw:layer="layout" svg:width="1.452cm" svg:height="0.397cm" svg:x="3.002cm" svg:y="13.556cm">
          <text:p text:style-name="P16"><text:span text:style-name="T5">Accumulator</text:span><text:span text:style-name="T6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939cm" svg:y1="7.134cm" svg:x2="8.163cm" svg:y2="6.936cm">
          <text:p/>
        </draw:line>
        <draw:frame draw:style-name="gr9" draw:text-style-name="P6" draw:layer="layout" svg:width="0.51cm" svg:height="0.239cm" svg:x="7.772cm" svg:y="7.133cm">
          <draw:text-box>
            <text:p text:style-name="P5"><text:span text:style-name="T1">1-b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1T22:49:16.611313221</dc:date>
    <meta:editing-duration>PT4H4M41S</meta:editing-duration>
    <meta:editing-cycles>47</meta:editing-cycles>
    <meta:document-statistic meta:object-count="132"/>
  </office:meta>
</office:document-meta>
</file>